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4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268cm"/>
    </style:style>
    <style:style style:name="gr4" style:family="graphic" style:parent-style-name="standard">
      <style:graphic-properties draw:stroke="none" svg:stroke-color="#ffff66" draw:fill="none" draw:fill-color="#ffff66" draw:auto-grow-height="true" draw:auto-grow-width="false" fo:max-height="0cm" fo:min-height="9.1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2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62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84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4.77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55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1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61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pr1" style:family="presentation" style:parent-style-name="기본값-title">
      <style:graphic-properties draw:stroke="solid" fo:min-height="3.506cm"/>
    </style:style>
    <style:style style:name="pr2" style:family="presentation" style:parent-style-name="기본값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66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0.5pt" style:font-size-asian="10.5pt" style:font-size-complex="18pt"/>
    </style:style>
    <style:style style:name="P6" style:family="paragraph">
      <loext:graphic-properties draw:fill="none" draw:fill-color="#ffffff"/>
      <style:text-properties fo:font-size="10.5pt" style:font-size-asian="10.5pt" style:font-size-complex="18pt"/>
    </style:style>
    <style:style style:name="T1" style:family="text">
      <style:text-properties fo:font-size="18pt" fo:background-color="#ffff00" style:font-size-asian="18pt" style:font-size-complex="18pt"/>
    </style:style>
    <style:style style:name="T2" style:family="text">
      <style:text-properties fo:background-color="#ffff00"/>
    </style:style>
    <style:style style:name="T3" style:family="text">
      <style:text-properties fo:font-size="10.5pt" style:font-size-asian="10.5pt" style:font-size-complex="18pt"/>
    </style:style>
    <style:style style:name="T4" style:family="text">
      <style:text-properties fo:font-size="18pt" style:font-size-asian="14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layer="layout" svg:width="25.199cm" svg:height="3.506cm" svg:x="1.8cm" svg:y="7.894cm" presentation:class="title" presentation:user-transformed="true">
          <draw:text-box>
            <text:p>소프트웨어 프로젝트 2 - 5조</text:p>
          </draw:text-box>
        </draw:frame>
        <draw:frame draw:style-name="gr1" draw:text-style-name="P1" draw:layer="layout" svg:width="10.6cm" svg:height="2.991cm" svg:x="10cm" svg:y="11.609cm">
          <draw:text-box>
            <text:p>김진우 문성찬 노지민 박정규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코드 리뷰 (1) - 소수 처리</text:p>
          </draw:text-box>
        </draw:frame>
        <draw:frame draw:style-name="gr3" draw:text-style-name="P1" draw:layer="layout" svg:width="13.2cm" svg:height="7.518cm" svg:x="1.4cm" svg:y="6.8cm">
          <draw:text-box>
            <text:p>a = int(input("Enter a number:"))</text:p>
            <text:p>while a &gt;= 0:</text:p>
            <text:p><text:s text:c="4"/>j = 1</text:p>
            <text:p><text:s text:c="4"/>for k in range (1, a+1):</text:p>
            <text:p><text:s text:c="8"/>j = j*k</text:p>
            <text:p><text:s text:c="4"/>print("%d!= %d"%(a,j))</text:p>
            <text:p><text:s text:c="4"/>a = int(input("Enter a number:"))</text:p>
            <text:p>if a == -1:</text:p>
            <text:p><text:s text:c="4"/>print("Error")</text:p>
            <text:p><text:s text:c="4"/></text:p>
          </draw:text-box>
        </draw:frame>
        <draw:frame draw:style-name="gr4" draw:text-style-name="P3" draw:layer="layout" svg:width="11.8cm" svg:height="9.39cm" svg:x="14cm" svg:y="6.41cm">
          <draw:text-box>
            <text:p><text:span text:style-name="T1">try:</text:span></text:p>
            <text:p><text:span text:style-name="T1"><text:s text:c="4"/></text:span><text:span text:style-name="T1">n = int(input("Enter a number: "))</text:span></text:p>
            <text:p><text:s text:c="4"/>sum = 1</text:p>
            <text:p><text:s text:c="4"/>while n &gt;= 0:</text:p>
            <text:p><text:s text:c="8"/>for i in range(1, n + 1):</text:p>
            <text:p><text:s text:c="12"/>sum *= i</text:p>
            <text:p><text:s text:c="8"/>print("%d!" % n, " = ", sum)</text:p>
            <text:p><text:s text:c="8"/>sum = 1</text:p>
            <text:p><text:s text:c="8"/>n = int(input("Enter a number: "))</text:p>
            <text:p><text:s text:c="4"/>if n &lt;= -1:</text:p>
            <text:p><text:s text:c="8"/>print("Error")</text:p>
            <text:p><text:span text:style-name="T2">except ValueError:</text:span></text:p>
            <text:p><text:span text:style-name="T2"><text:s text:c="4"/></text:span><text:span text:style-name="T2">print("Error")</text:span></text:p>
          </draw:text-box>
        </draw:frame>
        <draw:line draw:style-name="gr5" draw:text-style-name="P4" draw:layer="layout" svg:x1="12cm" svg:y1="10cm" svg:x2="14cm" svg:y2="10cm">
          <text:p/>
        </draw:line>
        <draw:frame draw:style-name="gr6" draw:text-style-name="P6" draw:layer="layout" svg:width="11.806cm" svg:height="3.071cm" svg:x="17.194cm" svg:y="17.8cm">
          <draw:text-box>
            <text:p text:style-name="P5"><text:span text:style-name="T3">*</text:span><text:span text:style-name="T3">코드는 수정 전 코드이므로</text:span><text:span text:style-name="T3">, </text:span><text:span text:style-name="T3">잘못된 코드가 있을 수 있습니다</text:span><text:span text:style-name="T3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코드 리뷰 (2) - 음수 처리</text:p>
          </draw:text-box>
        </draw:frame>
        <draw:frame draw:style-name="gr7" draw:text-style-name="P1" draw:layer="layout" svg:width="11.8cm" svg:height="5.875cm" svg:x="1.8cm" svg:y="7.725cm">
          <draw:text-box>
            <text:p>y = 1</text:p>
            <text:p>x = int(input("Enter a number = "))</text:p>
            <text:p>while x != -1:</text:p>
            <text:p><text:s text:c="2"/>for i in range(1,x+1): <text:s/></text:p>
            <text:p><text:s text:c="4"/>y *= i</text:p>
            <text:p><text:s text:c="4"/>print (x,"! = ", y)</text:p>
            <text:p><text:s text:c="4"/>y = 1</text:p>
            <text:p><text:s text:c="4"/>x = int(input("Enter a number = "))</text:p>
          </draw:text-box>
        </draw:frame>
        <draw:frame draw:style-name="gr3" draw:text-style-name="P1" draw:layer="layout" svg:width="11cm" svg:height="8.251cm" svg:x="15.2cm" svg:y="7.682cm">
          <draw:text-box>
            <text:p>+ <text:span text:style-name="T4">소수처리</text:span></text:p>
            <text:p>a = int(input("Enter a number:"))</text:p>
            <text:p><text:span text:style-name="T2">while a &gt;= 0:</text:span></text:p>
            <text:p><text:s text:c="4"/>j = 1</text:p>
            <text:p><text:s text:c="4"/>for k in range (1, a+1):</text:p>
            <text:p><text:s text:c="8"/>j = j*k</text:p>
            <text:p><text:s text:c="4"/>print("%d!= %d"%(a,j))</text:p>
            <text:p><text:s text:c="4"/>a = int(input("Enter a number:"))</text:p>
            <text:p><text:span text:style-name="T2">if a &lt;= -1:</text:span></text:p>
            <text:p><text:span text:style-name="T2"><text:s text:c="4"/></text:span><text:span text:style-name="T2">print("Error")</text:span></text:p>
            <text:p><text:s text:c="4"/></text:p>
          </draw:text-box>
        </draw:frame>
        <draw:line draw:style-name="gr5" draw:text-style-name="P4" draw:layer="layout" svg:x1="12.6cm" svg:y1="11cm" svg:x2="15cm" svg:y2="11cm">
          <text:p/>
        </draw:line>
        <draw:frame draw:style-name="gr6" draw:text-style-name="P6" draw:layer="layout" svg:width="11.806cm" svg:height="3.071cm" svg:x="17.194cm" svg:y="17.801cm">
          <draw:text-box>
            <text:p text:style-name="P5"><text:span text:style-name="T3">*</text:span><text:span text:style-name="T3">코드는 수정 전 코드이므로</text:span><text:span text:style-name="T3">, </text:span><text:span text:style-name="T3">잘못된 코드가 있을 수 있습니다</text:span><text:span text:style-name="T3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코드 리뷰 (3) – 변수 이름 개정</text:p>
          </draw:text-box>
        </draw:frame>
        <draw:frame draw:style-name="gr8" draw:text-style-name="P1" draw:layer="layout" svg:width="11.8cm" svg:height="10.093cm" svg:x="2.2cm" svg:y="7cm">
          <draw:text-box>
            <text:p>a = int(input("Enter a number:"))</text:p>
            <text:p>while a &gt;= 0:</text:p>
            <text:p><text:s text:c="4"/>j = 1</text:p>
            <text:p><text:s text:c="4"/>for k in range (1, a+1):</text:p>
            <text:p><text:s text:c="8"/>j = j*k</text:p>
            <text:p><text:s text:c="4"/>print("%d!= %d"%(a,j))</text:p>
            <text:p><text:s text:c="4"/>a = int(input("Enter a number:"))</text:p>
            <text:p>if a == -1:</text:p>
            <text:p><text:s text:c="4"/>print("Error")</text:p>
          </draw:text-box>
        </draw:frame>
        <draw:frame draw:style-name="gr9" draw:text-style-name="P1" draw:layer="layout" svg:width="12.2cm" svg:height="15.022cm" svg:x="14.6cm" svg:y="7cm">
          <draw:text-box>
            <text:p><text:span text:style-name="T2">num = 0</text:span></text:p>
            <text:p><text:span text:style-name="T2">result = 1</text:span></text:p>
            <text:p/>
            <text:p>while num != -1:</text:p>
            <text:p><text:s text:c="4"/>result = 1</text:p>
            <text:p><text:s text:c="4"/>num = int(input("수를 입력하시오:"))</text:p>
            <text:p><text:s text:c="4"/>if num == 0:</text:p>
            <text:p><text:s text:c="8"/>print("1")</text:p>
            <text:p><text:s text:c="4"/>elif num &gt; 0:</text:p>
            <text:p><text:s text:c="8"/>for i in range (num) :</text:p>
            <text:p><text:s text:c="12"/>result = result * num</text:p>
            <text:p><text:s text:c="12"/>num = num - 1</text:p>
            <text:p><text:s text:c="8"/>print(result)</text:p>
          </draw:text-box>
        </draw:frame>
        <draw:line draw:style-name="gr5" draw:text-style-name="P4" draw:layer="layout" svg:x1="12.6cm" svg:y1="9.8cm" svg:x2="14.4cm" svg:y2="9.8cm">
          <text:p/>
        </draw:line>
        <draw:frame draw:style-name="gr6" draw:text-style-name="P6" draw:layer="layout" svg:width="11.806cm" svg:height="3.071cm" svg:x="17.194cm" svg:y="17.801cm">
          <draw:text-box>
            <text:p text:style-name="P5"><text:span text:style-name="T3">*</text:span><text:span text:style-name="T3">코드는 수정 전 코드이므로</text:span><text:span text:style-name="T3">, </text:span><text:span text:style-name="T3">잘못된 코드가 있을 수 있습니다</text:span><text:span text:style-name="T3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코드 리뷰 (4) - 결과값 표시</text:p>
          </draw:text-box>
        </draw:frame>
        <draw:frame draw:style-name="gr10" draw:text-style-name="P1" draw:layer="layout" svg:width="10.2cm" svg:height="10.804cm" svg:x="2cm" svg:y="6.4cm">
          <draw:text-box>
            <text:p>num = 0</text:p>
            <text:p>result = 1</text:p>
            <text:p/>
            <text:p>while num != -1:</text:p>
            <text:p><text:s text:c="4"/>result = 1</text:p>
            <text:p><text:s text:c="4"/>num = int(input("수를 입력하시오:"))</text:p>
            <text:p><text:s text:c="4"/>if num == 0:</text:p>
            <text:p><text:s text:c="8"/>print("1")</text:p>
            <text:p><text:s text:c="4"/>elif num &gt; 0:</text:p>
            <text:p><text:s text:c="8"/>for i in range (num) :</text:p>
            <text:p><text:s text:c="12"/>result = result * num</text:p>
            <text:p><text:s text:c="12"/>num = num - 1</text:p>
            <text:p><text:s text:c="8"/>print(result)</text:p>
          </draw:text-box>
        </draw:frame>
        <draw:frame draw:style-name="gr3" draw:text-style-name="P1" draw:layer="layout" svg:width="11cm" svg:height="7.518cm" svg:x="15cm" svg:y="8.282cm">
          <draw:text-box>
            <text:p>a = int(input("Enter a number:"))</text:p>
            <text:p>while a &gt;= 0:</text:p>
            <text:p><text:s text:c="4"/>j = 1</text:p>
            <text:p><text:s text:c="4"/>for k in range (1, a+1):</text:p>
            <text:p><text:s text:c="8"/>j = j*k</text:p>
            <text:p><text:s text:c="4"/><text:span text:style-name="T2">print("%d!= %d"%(a,j))</text:span></text:p>
            <text:p><text:s text:c="4"/>a = int(input("Enter a number:"))</text:p>
            <text:p>if a == -1:</text:p>
            <text:p><text:s text:c="4"/>print("Error")</text:p>
            <text:p/>
          </draw:text-box>
        </draw:frame>
        <draw:line draw:style-name="gr5" draw:text-style-name="P4" draw:layer="layout" svg:x1="12cm" svg:y1="11.2cm" svg:x2="14.6cm" svg:y2="11.2cm">
          <text:p/>
        </draw:line>
        <draw:frame draw:style-name="gr6" draw:text-style-name="P6" draw:layer="layout" svg:width="11.806cm" svg:height="3.071cm" svg:x="17.194cm" svg:y="17.801cm">
          <draw:text-box>
            <text:p text:style-name="P5"><text:span text:style-name="T3">*</text:span><text:span text:style-name="T3">코드는 수정 전 코드이므로</text:span><text:span text:style-name="T3">, </text:span><text:span text:style-name="T3">잘못된 코드가 있을 수 있습니다</text:span><text:span text:style-name="T3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코드 리뷰 (5) - ‘!’계산 방법</text:p>
          </draw:text-box>
        </draw:frame>
        <draw:frame draw:style-name="gr11" draw:text-style-name="P1" draw:layer="layout" svg:width="12.2cm" svg:height="9.39cm" svg:x="2.4cm" svg:y="7.4cm">
          <draw:text-box>
            <text:p>try:</text:p>
            <text:p><text:s text:c="4"/>n = int(input("Enter a number: "))</text:p>
            <text:p><text:s text:c="4"/>sum = 1</text:p>
            <text:p><text:s text:c="4"/>while n &gt;= 0:</text:p>
            <text:p><text:s text:c="8"/><text:span text:style-name="T2">for i in range(1, n + 1):</text:span></text:p>
            <text:p><text:span text:style-name="T2"><text:s text:c="12"/></text:span><text:span text:style-name="T2">sum *= i</text:span></text:p>
            <text:p><text:s text:c="8"/>print("%d!" % n, " = ", sum)</text:p>
            <text:p><text:s text:c="8"/>sum = 1</text:p>
            <text:p><text:s text:c="8"/>n = int(input("Enter a number: "))</text:p>
            <text:p><text:s text:c="4"/>if n &lt;= -1:</text:p>
            <text:p><text:s text:c="8"/>print("Error")</text:p>
            <text:p>except ValueError:</text:p>
            <text:p><text:s text:c="4"/>print("Error")</text:p>
          </draw:text-box>
        </draw:frame>
        <draw:frame draw:style-name="gr12" draw:text-style-name="P1" draw:layer="layout" svg:width="12.4cm" svg:height="9.864cm" svg:x="15cm" svg:y="7.536cm">
          <draw:text-box>
            <text:p>num = 0</text:p>
            <text:p>result = 1</text:p>
            <text:p/>
            <text:p>while num != -1:</text:p>
            <text:p><text:s text:c="4"/>result = 1</text:p>
            <text:p><text:s text:c="4"/>num = int(input("수를 입력하시오:"))</text:p>
            <text:p><text:s text:c="4"/>if num == 0:</text:p>
            <text:p><text:s text:c="8"/>print("1")</text:p>
            <text:p><text:s text:c="4"/>elif num &gt; 0:</text:p>
            <text:p><text:s text:c="8"/><text:span text:style-name="T2">for i in range (num) :</text:span></text:p>
            <text:p><text:span text:style-name="T2"><text:s text:c="12"/></text:span><text:span text:style-name="T2">result = result * num</text:span></text:p>
            <text:p><text:span text:style-name="T2"><text:s text:c="12"/></text:span><text:span text:style-name="T2">num = num - 1</text:span></text:p>
            <text:p><text:s text:c="8"/>print(result)</text:p>
          </draw:text-box>
        </draw:frame>
        <draw:frame draw:style-name="gr13" draw:text-style-name="P1" draw:layer="layout" svg:width="5.2cm" svg:height="1.504cm" svg:x="2.6cm" svg:y="6.4cm">
          <draw:text-box draw:corner-radius="5.2cm">
            <text:p/>
          </draw:text-box>
        </draw:frame>
        <draw:frame draw:style-name="gr14" draw:text-style-name="P1" draw:layer="layout" svg:width="6.2cm" svg:height="1.191cm" svg:x="2.6cm" svg:y="6cm">
          <draw:text-box>
            <text:p>1. 순차 계산</text:p>
          </draw:text-box>
        </draw:frame>
        <draw:frame draw:style-name="gr14" draw:text-style-name="P1" draw:layer="layout" svg:width="5.6cm" svg:height="1.191cm" svg:x="15.2cm" svg:y="6cm">
          <draw:text-box>
            <text:p>2. 내림차 계산</text:p>
          </draw:text-box>
        </draw:frame>
        <draw:frame draw:style-name="gr6" draw:text-style-name="P6" draw:layer="layout" svg:width="11.806cm" svg:height="3.071cm" svg:x="17.194cm" svg:y="17.929cm">
          <draw:text-box>
            <text:p text:style-name="P5"><text:span text:style-name="T3">*</text:span><text:span text:style-name="T3">코드는 수정 전 코드이므로</text:span><text:span text:style-name="T3">, </text:span><text:span text:style-name="T3">잘못된 코드가 있을 수 있습니다</text:span><text:span text:style-name="T3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코드 리뷰 (6) - 코드 정리</text:p>
          </draw:text-box>
        </draw:frame>
        <draw:frame draw:style-name="gr12" draw:text-style-name="P1" draw:layer="layout" svg:width="14.8cm" svg:height="9.864cm" svg:x="2.4cm" svg:y="6cm">
          <draw:text-box>
            <text:p>num = 0</text:p>
            <text:p>result = 1</text:p>
            <text:p/>
            <text:p>while num != -1:</text:p>
            <text:p><text:s text:c="4"/>result = 1</text:p>
            <text:p><text:s text:c="4"/>num = int(input("수를 입력하시오:"))</text:p>
            <text:p><text:s text:c="4"/>if num == 0:</text:p>
            <text:p><text:s text:c="8"/>print("1")</text:p>
            <text:p><text:s text:c="4"/>elif num &gt; 0:</text:p>
            <text:p><text:s text:c="8"/>for i in range (num) :</text:p>
            <text:p><text:s text:c="12"/>result = result * num</text:p>
            <text:p><text:s text:c="12"/>num = num - 1</text:p>
            <text:p><text:s text:c="8"/>print(result)</text:p>
          </draw:text-box>
        </draw:frame>
        <draw:frame draw:style-name="gr7" draw:text-style-name="P1" draw:layer="layout" svg:width="11.2cm" svg:height="5.875cm" svg:x="15.2cm" svg:y="8.2cm">
          <draw:text-box>
            <text:p>y = 1</text:p>
            <text:p>x = int(input("Enter a number = "))</text:p>
            <text:p>while x != -1:</text:p>
            <text:p><text:s text:c="2"/>for i in range(1,x+1): <text:s/></text:p>
            <text:p><text:s text:c="4"/><text:span text:style-name="T2">y *= i</text:span></text:p>
            <text:p><text:s text:c="4"/>print (x,"! = ", y)</text:p>
            <text:p><text:s text:c="4"/>y = 1</text:p>
            <text:p><text:s text:c="4"/>x = int(input("Enter a number = "))</text:p>
          </draw:text-box>
        </draw:frame>
        <draw:line draw:style-name="gr5" draw:text-style-name="P4" draw:layer="layout" svg:x1="13.6cm" svg:y1="11cm" svg:x2="14.8cm" svg:y2="11cm">
          <text:p/>
        </draw:line>
        <draw:frame draw:style-name="gr6" draw:text-style-name="P6" draw:layer="layout" svg:width="11.806cm" svg:height="3.071cm" svg:x="17.194cm" svg:y="17.801cm">
          <draw:text-box>
            <text:p text:style-name="P5"><text:span text:style-name="T3">*</text:span><text:span text:style-name="T3">코드는 수정 전 코드이므로</text:span><text:span text:style-name="T3">, </text:span><text:span text:style-name="T3">잘못된 코드가 있을 수 있습니다</text:span><text:span text:style-name="T3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2T1">
        <draw:frame presentation:style-name="pr1" draw:layer="layout" svg:width="25.199cm" svg:height="3.506cm" svg:x="1.601cm" svg:y="8.294cm" presentation:class="title" presentation:user-transformed="true">
          <draw:text-box>
            <text:p>감사합니다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7T10:40:51.737144268</meta:creation-date>
    <dc:date>2017-09-07T13:20:16.414650165</dc:date>
    <meta:editing-duration>PT31M45S</meta:editing-duration>
    <meta:editing-cycles>16</meta:editing-cycles>
    <meta:generator>LibreOffice/5.1.6.2$Linux_X86_64 LibreOffice_project/10m0$Build-2</meta:generator>
    <meta:document-statistic meta:object-count="72"/>
  </office:meta>
</office:document-meta>
</file>